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top="0cm" fo:margin-bottom="0cm" fo:line-height="150%"/>
    </style:style>
    <style:style style:name="P4" style:family="paragraph">
      <style:paragraph-properties fo:margin-top="0cm" fo:margin-bottom="0cm" fo:line-height="150%"/>
      <style:text-properties fo:font-size="28pt" style:font-size-asian="28pt" style:font-size-complex="28pt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28pt" style:font-size-asian="28pt" style:font-size-complex="28pt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3.159cm" svg:x="1.4cm" svg:y="0.421cm" presentation:class="title" presentation:user-transformed="true">
          <draw:text-box>
            <text:p><text:span text:style-name="T1">Решение конкурса</text:span><text:span text:style-name="T1"><text:line-break/></text:span><text:span text:style-name="T1">Dota2</text:span></text:p>
          </draw:text-box>
        </draw:frame>
        <draw:frame presentation:style-name="pr2" draw:layer="layout" svg:width="25.2cm" svg:height="15.193cm" svg:x="1.2cm" svg:y="4.407cm" presentation:class="subtitle" presentation:user-transformed="true">
          <draw:text-box>
            <text:p><text:span text:style-name="T2">Колосков Андрей</text:span></text:p>
            <text:p><text:span text:style-name="T2"/></text:p>
            <text:p><text:span text:style-name="T2">СП ВМК МГУ</text:span></text:p>
            <text:p><text:span text:style-name="T2"/></text:p>
            <text:p><text:span text:style-name="T2">Группа 528</text:span></text:p>
            <text:p><text:span text:style-name="T2"/></text:p>
            <text:p><text:span text:style-name="T2">Командная часть</text:span></text:p>
            <text:p><text:span text:style-name="T2"/></text:p>
            <text:p><text:span text:style-name="T2">PGG blackhole</text:span></text:p>
            <text:p><text:span text:style-name="T2">(почему так назвали, не знаю)</text:span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><text:span text:style-name="T3">Задача</text:span>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4">По первым 5 минутам игры предсказать вероятность победы команды Radiant</text:span></text:p>
              </text:list-item>
              <text:list-item>
                <text:p text:style-name="P3"><text:span text:style-name="T4">Имеется JSON с информацией об игре и полученный на основании него набор признаков</text:span></text:p>
              </text:list-item>
              <text:list-item>
                <text:p text:style-name="P3"><text:span text:style-name="T4">В качестве метрики используется логарифмическая функция потерь: log-los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><text:span text:style-name="T3">Реализация</text:span>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5"><text:span text:style-name="T5">Признаки</text:span></text:p>
              </text:list-header>
              <text:list-item>
                <text:p text:style-name="P3"><text:span text:style-name="T4">Из признаков исключен: start_time, т. к. время начала не может влиять на исход игры</text:span></text:p>
              </text:list-item>
              <text:list-item>
                <text:p text:style-name="P3"><text:span text:style-name="T4">Категориальные признаки rM_hero и dM_hero удалены и заменены с помощью мешка слов</text:span></text:p>
                <text:p text:style-name="P3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><text:span text:style-name="T3">Реализация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Алгоритм:</text:span></text:p>
              </text:list-header>
              <text:list-item>
                <text:p text:style-name="P3"><text:span text:style-name="T4">Используется логистическая регрессия с предварительной нормализацией признаков</text:span></text:p>
              </text:list-item>
              <text:list-item>
                <text:p text:style-name="P3"><text:span text:style-name="T4">В командной части подбирал параметры LogisticRegression для улучшения результата, полученного в индивидуальной части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20:54:46.565703654</meta:creation-date>
    <meta:generator>LibreOffice/4.2.8.2$Linux_X86_64 LibreOffice_project/420m0$Build-2</meta:generator>
    <dc:date>2016-12-11T14:07:38.709722842</dc:date>
    <meta:editing-duration>PT46M59S</meta:editing-duration>
    <meta:editing-cycles>27</meta:editing-cycles>
    <meta:document-statistic meta:object-count="49"/>
  </office:meta>
</office:document-meta>
</file>